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5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calori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lifesty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dentar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l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ctive Sedentar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05:25:47.504700711</meta:creation-date>
    <dc:date>2016-11-05T06:03:57.754528740</dc:date>
    <meta:editing-duration>PT24M59S</meta:editing-duration>
    <meta:editing-cycles>2</meta:editing-cycles>
    <meta:generator>LibreOffice/5.1.4.2$Linux_X86_64 LibreOffice_project/10m0$Build-2</meta:generator>
    <meta:document-statistic meta:table-count="1" meta:cell-count="1804" meta:object-count="0"/>
  </office:meta>
</office:document-meta>
</file>